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191bed" officeooo:paragraph-rsid="001b17ac"/>
    </style:style>
    <style:style style:name="P2" style:family="paragraph" style:parent-style-name="Standard">
      <style:text-properties fo:language="en" fo:country="US" fo:font-weight="bold" officeooo:rsid="001a2792" officeooo:paragraph-rsid="001b17ac" style:font-weight-asian="bold" style:font-weight-complex="bold"/>
    </style:style>
    <style:style style:name="P3" style:family="paragraph" style:parent-style-name="Standard">
      <style:text-properties fo:language="en" fo:country="US" fo:font-weight="bold" officeooo:rsid="00234f40" officeooo:paragraph-rsid="001b17ac" style:font-weight-asian="bold" style:font-weight-complex="bold"/>
    </style:style>
    <style:style style:name="P4" style:family="paragraph" style:parent-style-name="Standard">
      <style:text-properties officeooo:rsid="00234f40" officeooo:paragraph-rsid="00234f40"/>
    </style:style>
    <style:style style:name="P5" style:family="paragraph" style:parent-style-name="Standard">
      <style:text-properties fo:language="en" fo:country="US" fo:font-weight="normal" officeooo:rsid="00301ab2" officeooo:paragraph-rsid="00234f40" style:font-weight-asian="normal" style:font-weight-complex="normal"/>
    </style:style>
    <style:style style:name="P6" style:family="paragraph" style:parent-style-name="Standard">
      <style:text-properties fo:language="en" fo:country="US" fo:font-weight="normal" officeooo:rsid="0032bf30" officeooo:paragraph-rsid="0032bf30" style:font-weight-asian="normal" style:font-weight-complex="normal"/>
    </style:style>
    <style:style style:name="P7" style:family="paragraph" style:parent-style-name="Standard">
      <style:text-properties fo:language="en" fo:country="US" fo:font-weight="bold" officeooo:rsid="003439a5" officeooo:paragraph-rsid="0032bf30" style:font-weight-asian="bold" style:font-weight-complex="bold"/>
    </style:style>
    <style:style style:name="P8" style:family="paragraph" style:parent-style-name="Standard">
      <style:text-properties fo:language="en" fo:country="US" fo:font-weight="normal" officeooo:rsid="003439a5" officeooo:paragraph-rsid="003439a5" style:font-weight-asian="normal" style:font-weight-complex="normal"/>
    </style:style>
    <style:style style:name="P9" style:family="paragraph" style:parent-style-name="Standard">
      <style:text-properties fo:language="en" fo:country="US" fo:font-weight="normal" officeooo:rsid="003439a5" officeooo:paragraph-rsid="005247f2" style:font-weight-asian="normal" style:font-weight-complex="normal"/>
    </style:style>
    <style:style style:name="P10" style:family="paragraph" style:parent-style-name="Standard">
      <style:text-properties fo:language="en" fo:country="US" fo:font-weight="normal" officeooo:rsid="005247f2" officeooo:paragraph-rsid="005247f2" style:font-weight-asian="normal" style:font-weight-complex="normal"/>
    </style:style>
    <style:style style:name="P11" style:family="paragraph" style:parent-style-name="Standard">
      <style:text-properties fo:language="en" fo:country="US" fo:font-weight="bold" officeooo:rsid="003439a5" officeooo:paragraph-rsid="005247f2" style:font-weight-asian="bold" style:font-weight-complex="bold"/>
    </style:style>
    <style:style style:name="P12" style:family="paragraph" style:parent-style-name="Standard">
      <style:text-properties fo:language="en" fo:country="US" fo:font-weight="bold" officeooo:rsid="005384f8" officeooo:paragraph-rsid="005384f8" style:font-weight-asian="bold" style:font-weight-complex="bold"/>
    </style:style>
    <style:style style:name="P13" style:family="paragraph" style:parent-style-name="Standard">
      <style:text-properties fo:language="en" fo:country="US" fo:font-weight="normal" officeooo:rsid="003439a5" officeooo:paragraph-rsid="005384f8" style:font-weight-asian="normal" style:font-weight-complex="normal"/>
    </style:style>
    <style:style style:name="P14" style:family="paragraph" style:parent-style-name="Standard">
      <style:text-properties fo:language="en" fo:country="US" fo:font-weight="normal" officeooo:rsid="00500c65" officeooo:paragraph-rsid="003439a5" style:font-weight-asian="normal" style:font-weight-complex="normal"/>
    </style:style>
    <style:style style:name="P15" style:family="paragraph" style:parent-style-name="Standard">
      <style:text-properties fo:language="en" fo:country="US" fo:font-weight="bold" officeooo:rsid="005ae87d" officeooo:paragraph-rsid="005ae87d" style:font-weight-asian="bold" style:font-weight-complex="bold"/>
    </style:style>
    <style:style style:name="P16" style:family="paragraph" style:parent-style-name="Standard">
      <style:text-properties fo:language="en" fo:country="US" fo:font-weight="bold" officeooo:rsid="005e2eb5" officeooo:paragraph-rsid="005e2eb5" style:font-weight-asian="bold" style:font-weight-complex="bold"/>
    </style:style>
    <style:style style:name="P17" style:family="paragraph" style:parent-style-name="Standard">
      <style:text-properties fo:language="en" fo:country="US" fo:font-weight="normal" officeooo:rsid="005ae87d" officeooo:paragraph-rsid="005ae87d" style:font-weight-asian="normal" style:font-weight-complex="normal"/>
    </style:style>
    <style:style style:name="T1" style:family="text">
      <style:text-properties officeooo:rsid="001a2792"/>
    </style:style>
    <style:style style:name="T2" style:family="text">
      <style:text-properties officeooo:rsid="001b17ac"/>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274363" style:font-weight-asian="normal" style:font-weight-complex="normal"/>
    </style:style>
    <style:style style:name="T5" style:family="text">
      <style:text-properties fo:language="en" fo:country="US" fo:font-weight="normal" officeooo:rsid="002381e3" style:font-weight-asian="normal" style:font-weight-complex="normal"/>
    </style:style>
    <style:style style:name="T6" style:family="text">
      <style:text-properties fo:language="en" fo:country="US" fo:font-weight="normal" officeooo:rsid="00291697" style:font-weight-asian="normal" style:font-weight-complex="normal"/>
    </style:style>
    <style:style style:name="T7" style:family="text">
      <style:text-properties fo:language="en" fo:country="US" fo:font-weight="normal" officeooo:rsid="002ac64c" style:font-weight-asian="normal" style:font-weight-complex="normal"/>
    </style:style>
    <style:style style:name="T8" style:family="text">
      <style:text-properties fo:language="en" fo:country="US" fo:font-weight="normal" officeooo:rsid="002d9430" style:font-weight-asian="normal" style:font-weight-complex="normal"/>
    </style:style>
    <style:style style:name="T9" style:family="text">
      <style:text-properties fo:language="en" fo:country="US" fo:font-weight="bold" officeooo:rsid="002d9430" style:font-weight-asian="bold" style:font-weight-complex="bold"/>
    </style:style>
    <style:style style:name="T10" style:family="text">
      <style:text-properties fo:language="en" fo:country="US" fo:font-weight="normal" officeooo:rsid="00301ab2" style:font-weight-asian="normal" style:font-weight-complex="normal"/>
    </style:style>
    <style:style style:name="T11" style:family="text">
      <style:text-properties officeooo:rsid="005c92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Με το advanced search της ENA κατεβάζουμε όλα τα δεδομένα που μπορούμε να ανακτήσουμε μέσω της ιστοσελίδας για τα sample του γένους fagus σε μορφή .json, και έπειτα γράφουμε ένα σκριπτάκι που θα μετατρέπει τα στοιχεία json σε .csv. <text:span text:style-name="T1">Για την ακρίβεια, φτιάχνουμε δύο σκριπτάκια. Ένα αρκετά απλό που μετατρέπει ενα αρχείο results_sample_json.txt σε <text:s/>results_sample_json.csv και ένα περισσότερο περίπλοκο που λειτουργεί </text:span><text:span text:style-name="T2">με τη μορφή:</text:span></text:p>
      <text:p text:style-name="P1"/>
      <text:p text:style-name="P2">python json.to.csv.for.every.json.py results_sample_json.txt <text:s/>results_sample_json.csv</text:p>
      <text:p text:style-name="P3"/>
      <text:p text:style-name="P4"><text:span text:style-name="T3"><text:tab/>Αρχικά πάμε στη ιστοσελίδα της ΕΝΑ: </text:span><text:a xlink:type="simple" xlink:href="https://www.ebi.ac.uk/ena/browser/home" text:style-name="Internet_20_link" text:visited-style-name="Visited_20_Internet_20_Link"><text:span text:style-name="T3">https://www.ebi.ac.uk/ena/browser/home</text:span></text:a><text:a xlink:type="simple" xlink:href="https://www.ebi.ac.uk/ena/browser/home.Πατάμε" text:style-name="Internet_20_link" text:visited-style-name="Visited_20_Internet_20_Link"><text:span text:style-name="T3">.</text:span></text:a><text:span text:style-name="T3"> Επιλέγουμε search <text:s/>και μετά advanced search. Για </text:span><text:span text:style-name="T4">D</text:span><text:span text:style-name="T3">ata type </text:span><text:span text:style-name="T5">επιλέγουμε samples, για query επιλέγουμε Taxonomy and related, </text:span><text:span text:style-name="T4">στην συνέχεια NCBI Taxonomy και συμπληρώνουμε Fagus και </text:span><text:span text:style-name="T6">I</text:span><text:span text:style-name="T4">nclude subordinate taxa. </text:span><text:span text:style-name="T7">Για βήμα 3 Inclusion/Exclusion </text:span><text:span text:style-name="T8">δεν συμπληρώνουμε κάτι και για βήμα 4 Fields επιλέγουμε</text:span><text:span text:style-name="T9"> όλα τα πεδία.</text:span><text:span text:style-name="T8"> Δεν συμπληρώνουμε όριο. </text:span><text:span text:style-name="T10">Στην συνέχεια κατεβάζουμε τα αποτελέσματα σε μορφή .json.</text:span></text:p>
      <text:p text:style-name="P5"/>
      <text:p text:style-name="P6">Το πρώτο script, μετατρέπει αρχεία εν ονόματι results_sample_json.txt σε <text:s/>results_sample_json.csv.</text:p>
      <text:p text:style-name="P7"/>
      <text:p text:style-name="P8"/>
      <text:p text:style-name="P8">import json</text:p>
      <text:p text:style-name="P8">import csv</text:p>
      <text:p text:style-name="P8"/>
      <text:p text:style-name="P8">json_file = "results_sample_json.txt"</text:p>
      <text:p text:style-name="P8">csv_file <text:s/>= "results_sample.csv"</text:p>
      <text:p text:style-name="P8"/>
      <text:p text:style-name="P8">with open("json_file", "r", encoding="utf-8") as file:</text:p>
      <text:p text:style-name="P8">data = json.load(file)</text:p>
      <text:p text:style-name="P8"/>
      <text:p text:style-name="P8">with open("csv_file", "w", encoding="utf-8", newline="") as file:</text:p>
      <text:p text:style-name="P8"/>
      <text:p text:style-name="P9">if not data: </text:p>
      <text:p text:style-name="P9">print("Το JSON αρχείο είναι κενό. Διακοπή μετατροπής.")</text:p>
      <text:p text:style-name="P9">sys.exit(1)</text:p>
      <text:p text:style-name="P8"/>
      <text:p text:style-name="P8">fieldnames = data[0].keys()</text:p>
      <text:p text:style-name="P8"/>
      <text:p text:style-name="P8">writer = csv.DictWriter(file, fieldnames=fieldnames)</text:p>
      <text:p text:style-name="P8"/>
      <text:p text:style-name="P8">writer.writeheader()</text:p>
      <text:p text:style-name="P8"><text:s text:c="2"/></text:p>
      <text:p text:style-name="P9">for row in data:</text:p>
      <text:p text:style-name="P9">writer.writerow(row)</text:p>
      <text:p text:style-name="P10"/>
      <text:p text:style-name="P11">print("Η μετατροπή του '{json_file}' ολοκληρώθηκε! Το αρχείο '{csv_file}' είναι έτοιμο.")</text:p>
      <text:p text:style-name="P11"/>
      <text:p text:style-name="P11"/>
      <text:p text:style-name="P12">Αναλυτικότερα, το script:</text:p>
      <text:p text:style-name="P13"/>
      <text:p text:style-name="P13"/>
      <text:p text:style-name="P14"><text:soft-page-break/># Βήμα 1: Εισαγωγή βιβλιοθηκών json και csv.</text:p>
      <text:p text:style-name="P14"># Η βιβλιοθήκη json χρησιμοποιείται για την επεξεργασία json αρχείων και η βιβλιοθήκη csv χρησιμοποιείται για την εγγραφή δεδομένων σε csv.</text:p>
      <text:p text:style-name="P14">import json</text:p>
      <text:p text:style-name="P14">import csv</text:p>
      <text:p text:style-name="P14">import sys</text:p>
      <text:p text:style-name="P14"/>
      <text:p text:style-name="P14"># Βήμα 2: Ορίζουμε μεταβλητές για τα αρχεία json και csv ώστε να είναι το script περισσότερο ευανάγνωστο:</text:p>
      <text:p text:style-name="P14">json_file = "results_sample_json.txt"</text:p>
      <text:p text:style-name="P14">csv_file <text:s/>= "results_sample.csv"</text:p>
      <text:p text:style-name="P14"/>
      <text:p text:style-name="P14"># Βήμα 3: <text:s/>Άνοιγμα και ανάγνωση json αρχείου.</text:p>
      <text:p text:style-name="P14"># Ανοίγουμε το αρχείο results_sample_json.txt, σε λειτουργία ανάγνωσης “r” και για ειδικούς χαρακτήρες utf-8.</text:p>
      <text:p text:style-name="P14"># Ορίζοντας τώρα το file, ως json.load(file), το μετατρέπουμε σε python αντικείμενο, μιά λίστα την οποία και στην συνέχεια την ορίζουμε ως data.</text:p>
      <text:p text:style-name="P14">with open(json_file, "r", encoding="utf-8") as file:</text:p>
      <text:p text:style-name="P14"><text:s text:c="4"/>data = json.load(file)</text:p>
      <text:p text:style-name="P14"/>
      <text:p text:style-name="P14"># Βήμα 4: Έλεγχος αν το αρχείο json περιέχει δεδομένα.</text:p>
      <text:p text:style-name="P14"># Το βήμα αυτό δεν είναι απαραίτητο, το χρησιμοποιούμε αν θέλουμε να αποτρέψουμε την δημιουργία κενών αρχείων csv,</text:p>
      <text:p text:style-name="P14"># από λήψεις κενών json αρχείων. Σε περίπτωση που το Json είναι άδειο (if not data:) τότε θα σταματήσει το script sys.exit(1), αφού θα εκτυπώσει το μήνυμα με print.</text:p>
      <text:p text:style-name="P14">if not data: </text:p>
      <text:p text:style-name="P14"><text:s text:c="4"/>print("Το JSON αρχείο είναι κενό. Διακοπή μετατροπής.")</text:p>
      <text:p text:style-name="P14"><text:s text:c="4"/>sys.exit(1)</text:p>
      <text:p text:style-name="P14"/>
      <text:p text:style-name="P14"># Βήμα 5: Άνοιγμα και write για το αρχείο csv.</text:p>
      <text:p text:style-name="P14"># Θα δημιουργήσει αρχείο results_sample_json.csv, σε λειτουργία εγγραφής “w”, που δέχεται ειδικούς χαρακτήρες encoding="utf-8". </text:p>
      <text:p text:style-name="P14"># To newline="" αποτρέπει την εισαγωγή κενών γραμμών.</text:p>
      <text:p text:style-name="P14">with open(csv_file, "w", encoding="utf-8", newline="") as file:</text:p>
      <text:p text:style-name="P14"><text:s text:c="4"/># 5.1: Η μέθοδος .keys() επιστρέφει όλα τα κλειδιά (keys) από το dictionary. Δηλαδή για την περίπτωσή μας επιστρέφει "sample_accession", "country", "location"</text:p>
      <text:p text:style-name="P14"><text:s text:c="4"/># και συγκεκριμένα παίρνει από το πρώτο dictionary της λίστας data[0].keys(). Η νέα λίστα που δημιουργείται ορίζεται ως fieldnames.</text:p>
      <text:p text:style-name="P14"><text:s text:c="4"/>fieldnames = data[0].keys()</text:p>
      <text:p text:style-name="P14"><text:s text:c="4"/></text:p>
      <text:p text:style-name="P14"><text:s text:c="4"/># 5.2: Δημιουργούμε έναν writer για το csv. Με το csv.DictWriter εγγράφουμε τα δεδομένα στο csv. Μας ενδιαφέρει πρώτα να ενσωματώσουμε τα περιεχόμενα της</text:p>
      <text:p text:style-name="P14"><text:s text:c="4"/># data[0].keys(), τα οποία και είναι δλδ τα "sample_accession", "country", "location" κλπ. Με το file εξηγούμε ποιο είναι το csv που αναφερόμαστε που θα χρησιμοποιήσει</text:p>
      <text:p text:style-name="P14"><text:s text:c="4"/># writer. Ο πρώτος όρος fieldnames αναφέρεται στα δεδομένα ("sample_accession", "country", "location") και το fieldnames=fieldnames εξηγεί στο writer ότι πρέπει</text:p>
      <text:p text:style-name="P14"><text:s text:c="4"/># να τα γράψει στο csv όπως έχουν.</text:p>
      <text:p text:style-name="P14"><text:soft-page-break/><text:s text:c="4"/>writer = csv.DictWriter(file, fieldnames=fieldnames)</text:p>
      <text:p text:style-name="P14"><text:s text:c="4"/></text:p>
      <text:p text:style-name="P14"><text:s text:c="4"/># 5.3: με το writeheader εξηγούμε ότι τα παραπάνω είναι η πρώτη γραμμή του csv.</text:p>
      <text:p text:style-name="P14"><text:s text:c="4"/>writer.writeheader()</text:p>
      <text:p text:style-name="P14"><text:s text:c="4"/></text:p>
      <text:p text:style-name="P14"><text:s text:c="4"/># 5.4: Συμπλήρωση από τη δεύτερη μέχρι και την τελευταία στήλη του csv. Το row αναφέρεται σε κάθε dictionary της λίστας ένα-ένα με τη σειρά, συγκεκριμένα</text:p>
      <text:p text:style-name="P14"><text:s text:c="4"/># της λίστας data. Η writerow δεν πειράζει την πρώτη γραμμή γιατί πριν χρησιμοποιήσαμε τη writeheader και αξιοποιεί την write όπως την ορίσαμε παραπάνω. Γράφει κάθε</text:p>
      <text:p text:style-name="P14"><text:s text:c="4"/># στήλη του csv με τη σειρά, αξιοποιώντας τα dictionary που της παρουσιάζει η row.</text:p>
      <text:p text:style-name="P14"><text:s text:c="4"/>for row in data:</text:p>
      <text:p text:style-name="P14"><text:s text:c="8"/>writer.writerow(row)</text:p>
      <text:p text:style-name="P14"/>
      <text:p text:style-name="P14"># Βήμα 6: Ανακοίνωση ολοκλήρωσης της διεργασίας.</text:p>
      <text:p text:style-name="P14">print(f"Η μετατροπή του '{json_file}' ολοκληρώθηκε! Το αρχείο '{csv_file}' είναι έτοιμο.")</text:p>
      <text:p text:style-name="P14"/>
      <text:p text:style-name="P14"/>
      <text:p text:style-name="P15">Σκοπός τώρα είναι να τροποποιήσουμε το script κατάλληλα ώστε να μπορούμε να ορίζουμε εμείς το όνομα του json εισόδου και επίσης να ορίσουμε το όνομα του json εξόδου. <text:span text:style-name="T11">Δηλαδή το πρόγραμμα πλέον θα εκτελείτε ως:</text:span></text:p>
      <text:p text:style-name="P15">python json.to.csv.py input.json output.csv</text:p>
      <text:p text:style-name="P15"/>
      <text:p text:style-name="P16">Το σκριπτ είναι:</text:p>
      <text:p text:style-name="P17"/>
      <text:p text:style-name="P17"># Βήμα 1: Εισαγωγή βιβλιοθηκών. H sys βιβλιοθήκη χρησιμοποείται για να διαβάσουμε το json και το csv αρχείο στην προκειμένη περίπτωση, καθώς και για να ελένξουμε οτι ο χρήστης</text:p>
      <text:p text:style-name="P17"># τα έχει δώσει σωστά. Το sys.argv είναι η λίστα των ορισμάτων που δίνεται από την γραμμή εντολών. Η λίστα έχει τρία ορίσματα, sys.argv[0] που είναι το πρόγραμμα (εννοείται</text:p>
      <text:p text:style-name="P17"># δεν το γράφουμε), το δεύτερο όρισμα που θα γινει το αρχείο json sys.argv[1], και το τρίτο που θα γίνει το αρχείο csv sys.argv[2]</text:p>
      <text:p text:style-name="P17">import json</text:p>
      <text:p text:style-name="P17">import csv</text:p>
      <text:p text:style-name="P17">import sys</text:p>
      <text:p text:style-name="P17"># Βήμα 2: Έλεγχει με τη len αν η λίστα sys.argv περιέχει περισσότερα/λιγότερα από τρία ορίσματα. Αν ισχύει αυτό, εκτυπώνει οδηγία για σωστή συμπλήρωση</text:p>
      <text:p text:style-name="P17"># του συντακτικού του προγράμματος. Στην συνέχεια σταματά το πρόγραμμα. <text:s/>sys.exit(1)</text:p>
      <text:p text:style-name="P17">if len(sys.argv) != 3:</text:p>
      <text:p text:style-name="P17"><text:s text:c="4"/>print("Χρήση: python json_to_csv.py &lt;εισ_αρχείο.json&gt; &lt;εξ_αρχείο.csv&gt;")</text:p>
      <text:p text:style-name="P17"><text:s text:c="4"/>sys.exit(1)</text:p>
      <text:p text:style-name="P17"># Βήμα 3: Τα 2ο και 3ο όρισμα του τερματικού ορίζονται ως json_file και csv_file αντίστοιχα.</text:p>
      <text:p text:style-name="P17">json_file = sys.argv[1]</text:p>
      <text:p text:style-name="P17">csv_file <text:s/>= sys.argv[2]</text:p>
      <text:p text:style-name="P17"># Βήμα 4: Άνοιγμα και ανάγνωση του JSON αρχείου</text:p>
      <text:p text:style-name="P17">with open(json_file, "r", encoding="utf-8") as file:</text:p>
      <text:p text:style-name="P17"># το json_file έχει πλέον μετατραπεί σε λίστα python, αντικείμενο python που μπορεί να επεξεργαστεί και η λίστα αυτή ορίζεται ως data. </text:p>
      <text:p text:style-name="P17"><text:s text:c="8"/>data = json.load(file)</text:p>
      <text:p text:style-name="P17"><text:soft-page-break/># Βήμα 5: Έλεγχος αν υπάρχουν δεδομένα στο JSON. Αν η λίστα data που προέκυψε απο τα δεδομένα του json περιέχει έστω και ένα dictionary, η διεργασία συνεχίζεται φυσιολογικά.</text:p>
      <text:p text:style-name="P17"># Αν όχι, το πρόγραμμα σταματά, αφού δώσει την αντίστοιχη ανακοίνωση.</text:p>
      <text:p text:style-name="P17">if len(data) == 0:</text:p>
      <text:p text:style-name="P17"><text:s text:c="4"/>print(f"Το <text:s/>'{json_file}' δεν περιέχει δεδομένα ή έγινε λάθος χρήση. Το '{csv_file}' δεν δημιουργήθηκε. Χρήση: python json_to_csv.py &lt;εισ_αρχείο.json&gt; &lt;εξ_αρχείο.csv&gt; <text:s/>") <text:s text:c="2"/></text:p>
      <text:p text:style-name="P17"><text:s text:c="4"/>sys.exit(1)</text:p>
      <text:p text:style-name="P17"># Βήμα 6: Άνοιγμα του CSV αρχείου για εγγραφή. με το newline αποφεύγονται τα double spaces. </text:p>
      <text:p text:style-name="P17">with open(csv_file, "w", encoding="utf-8", newline="") as file:</text:p>
      <text:p text:style-name="P17"># Βήμα 6.1: Ορίζεται η μεταβλητή fieldnames, ως το πρώτο dictionary της λίστας data. Το .keys() εξασφαλίζει οτι θα πάρει τα "country" και όχι τα "France".</text:p>
      <text:p text:style-name="P17"><text:s text:c="4"/>fieldnames = data[0].keys()</text:p>
      <text:p text:style-name="P17"># Βήμα 6.2: Ορίζεται το csv.DictWriter ως η μεταβλητή writer, που θα γράψει το file σε λειτουργία εγγραφής, δηλαδή το csv_file στην περίπτωσή μας. Για την εγγραφή,</text:p>
      <text:p text:style-name="P17"># το writer χρησιμοποεί την λίστα fieldnames όπως αυτή έχει, δηλαδή fieldnames=fieldnames. </text:p>
      <text:p text:style-name="P17"><text:s text:c="4"/>writer = csv.DictWriter(file, fieldnames=fieldnames)</text:p>
      <text:p text:style-name="P17"># Βήμα 6.3: Με το writerheader συμπληρώνεται η πρώτη γραμμή του csv, με τα δεδομένα fieldnames = data[0].keys() και fieldnames=fieldnames όπως περιγράψαμε παραπάνω.</text:p>
      <text:p text:style-name="P17"><text:s text:c="4"/>writer.writeheader()</text:p>
      <text:p text:style-name="P17"># Βήμα 6.4:Εγγραφή των υπόλοιπον γραμμών του csv. Με row διαβάζεται το κάθε dictionary της λίστας data. Και το writer τα γράφει στο csv με βάση τη λίστα data.</text:p>
      <text:p text:style-name="P17"># Με το writerow συμπληρώνεται κάθε γραμμή του csv διαδοχικά, έτσι όπως ορίζει η λίστα row. </text:p>
      <text:p text:style-name="P17"><text:s text:c="4"/>for row in data:</text:p>
      <text:p text:style-name="P17"><text:s text:c="8"/>writer.writerow(row)</text:p>
      <text:p text:style-name="P17"># Βήμα 7: Ανακοίνωση ολοκλήρωσης της διεργασίας. Τα json_file και csv_file ορίζονται στην ανακοίνωση έτσι όπως έχουν ονοματιστεί στο τερματικό.</text:p>
      <text:p text:style-name="P17">print(f"Η μετατροπή του '{json_file}' σε CSV ολοκληρώθηκε! Το αρχείο '{csv_file}' είναι έτοιμο.")</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style:font-size-complex="12pt" style:language-complex="zxx" style:country-complex="none"/>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1T10:20:47.304947578</meta:creation-date>
    <dc:date>2025-03-04T03:34:18.385236031</dc:date>
    <meta:editing-duration>P1DT21H32M38S</meta:editing-duration>
    <meta:editing-cycles>52</meta:editing-cycles>
    <meta:generator>LibreOffice/25.2.1.2$Linux_X86_64 LibreOffice_project/d3abf4aee5fd705e4a92bba33a32f40bc4e56f49</meta:generator>
    <meta:document-statistic meta:table-count="0" meta:image-count="0" meta:object-count="0" meta:page-count="4" meta:paragraph-count="106" meta:word-count="1155" meta:character-count="8090" meta:non-whitespace-character-count="6876"/>
  </office:meta>
</office:document-meta>
</file>